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 style:list-style-name="L1">
      <style:graphic-properties draw:fill-color="#ffffff" draw:auto-grow-height="false" draw:fit-to-size="shrink-to-fit" style:shrink-to-fit="true" fo:min-height="9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subtitle">
      <style:graphic-properties draw:fill-color="#ffffff" draw:auto-grow-height="false" draw:fit-to-size="shrink-to-fit" style:shrink-to-fit="true" fo:min-height="9cm"/>
      <style:paragraph-properties style:writing-mode="lr-tb"/>
    </style:style>
    <style:style style:name="pr5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6cm" svg:height="1.997cm" svg:x="1cm" svg:y="0.628cm" presentation:class="title">
          <draw:text-box>
            <text:p><text:tab/>rubén blanco</text:p>
          </draw:text-box>
        </draw:frame>
        <draw:frame presentation:style-name="pr2" draw:text-style-name="P3" draw:layer="layout" svg:width="25cm" svg:height="13.3cm" svg:x="2cm" svg:y="3.25cm" presentation:class="subtitle" presentation:user-transformed="true">
          <draw:text-box>
            <text:p text:style-name="P2"><text:span text:style-name="T1">Departamento de Sociología: Metodología y Teoría</text:span></text:p>
            <text:p text:style-name="P2"><text:span text:style-name="T1">(Fac. Ciencias Políticas y Sociología – U.C.M.)</text:span></text:p>
            <text:p text:style-name="P2"><text:span text:style-name="T2"/></text:p>
            <text:p text:style-name="P2"><text:span text:style-name="T3">Asignatura: “Estilos de Vida y Consumo” (M.A.S.C.Y.C.)</text:span></text:p>
            <text:p text:style-name="P2"><text:span text:style-name="T2"/></text:p>
            <text:p text:style-name="P2"><text:span text:style-name="T4">ruben</text:span><text:span text:style-name="T1">[</text:span><text:span text:style-name="T4">.</text:span><text:span text:style-name="T1">]</text:span><text:span text:style-name="T4">blanco</text:span><text:span text:style-name="T1">[</text:span><text:span text:style-name="T4">@</text:span><text:span text:style-name="T1">]</text:span><text:span text:style-name="T4">cps</text:span><text:span text:style-name="T1">[</text:span><text:span text:style-name="T4">.</text:span><text:span text:style-name="T1">]</text:span><text:span text:style-name="T4">ucm</text:span><text:span text:style-name="T1">[</text:span><text:span text:style-name="T4">.</text:span><text:span text:style-name="T1">]</text:span><text:span text:style-name="T4">es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text-style-name="P1" draw:layer="layout" svg:width="26cm" svg:height="1.997cm" svg:x="1cm" svg:y="0.628cm" presentation:class="title">
          <draw:text-box>
            <text:p><text:tab/>rubén blanco</text:p>
          </draw:text-box>
        </draw:frame>
        <draw:frame presentation:style-name="pr4" draw:text-style-name="P5" draw:layer="layout" svg:width="25cm" svg:height="13.3cm" svg:x="2cm" svg:y="3.25cm" presentation:class="subtitle" presentation:user-transformed="true">
          <draw:text-box>
            <text:p><text:span text:style-name="T5">Intereses de investigación</text:span></text:p>
            <text:p><text:span text:style-name="T2"/></text:p>
            <text:p><text:span text:style-name="T6">Ciencia, Tecnología &amp; Sociedad</text:span></text:p>
            <text:p><text:span text:style-name="T2"/></text:p>
            <text:p><text:span text:style-name="T7">* Genómica médica</text:span></text:p>
            <text:p><text:span text:style-name="T7">Proyecto IfGene “Proyectando el futuro de la predicción genética”</text:span></text:p>
            <text:p><text:span text:style-name="T7">(</text:span><text:span text:style-name="T7"><text:a xlink:href="https://ifgene.eu/" xlink:type="simple">https://ifgene.eu/</text:a></text:span><text:span text:style-name="T7">)</text:span></text:p>
            <text:p><text:span text:style-name="T8"/></text:p>
            <text:p><text:span text:style-name="T7">* Algoritmos y Sociedad</text:span></text:p>
            <text:p><text:span text:style-name="T7">(Sistema Vio-Gén)</text:span></text:p>
            <text:p><text:span text:style-name="T8"/></text:p>
            <text:p><text:span text:style-name="T7">* Redes Sociales alternativas</text:span></text:p>
            <text:p><text:span text:style-name="T7">(Temporalidades comparadas en Xshitter y Fediverso)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text-style-name="P1" draw:layer="layout" svg:width="26cm" svg:height="1.997cm" svg:x="1cm" svg:y="0.628cm" presentation:class="title">
          <draw:text-box>
            <text:p><text:tab/>rubén blanco</text:p>
          </draw:text-box>
        </draw:frame>
        <draw:frame presentation:style-name="pr5" draw:text-style-name="P5" draw:layer="layout" svg:width="26cm" svg:height="10.5cm" svg:x="1cm" svg:y="4.125cm" presentation:class="subtitle" presentation:user-transformed="true">
          <draw:text-box>
            <text:p><text:span text:style-name="T7">Francesca Santoro: </text:span><text:span text:style-name="T9">“Ibiza: la mercantilización del mito Visión comercial y mirada interior: imaginarios en confrontación”</text:span><text:span text:style-name="T7"> (2019)</text:span></text:p>
            <text:p><text:span text:style-name="T7"/></text:p>
            <text:p><text:span text:style-name="T7">Roberto Sánchez Gómez: </text:span><text:span text:style-name="T9">“El reconocimiento a través de un dispositivo tecnológico: Un análisis sociológico del Algoritmo ‘VIO-GÉN’”</text:span><text:span text:style-name="T7"> (2020)</text:span></text:p>
            <text:p><text:span text:style-name="T7"/></text:p>
            <text:p><text:span text:style-name="T7">Jon Amondarain Estenaga: </text:span><text:span text:style-name="T9">“Potenciales y límites de los prosumidores digitales: El caso del contenido gneerado por el usuario de ‘LEAGUE OF LEGENDS’” (2023)</text:span></text:p>
            <text:p><text:span text:style-name="T7"/></text:p>
            <text:p><text:span text:style-name="T7">Pinshuo Liu: </text:span><text:span text:style-name="T9">“ESTAMOS CERCA DE TI [</text:span><text:span text:style-name="T9">星巴克就在你身边</text:span><text:span text:style-name="T9">]: El Consumo de Starbucks en China”</text:span><text:span text:style-name="T7"> (2023)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1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7T13:43:21.195239439</meta:creation-date>
    <dc:date>2023-12-17T18:36:12.537745387</dc:date>
    <meta:editing-duration>PT41M22S</meta:editing-duration>
    <meta:editing-cycles>9</meta:editing-cycles>
    <meta:generator>LibreOffice/6.4.7.2$Linux_X86_64 LibreOffice_project/40$Build-2</meta:generator>
    <meta:document-statistic meta:object-count="44"/>
  </office:meta>
</office:document-meta>
</file>